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c0f8" officeooo:paragraph-rsid="000cc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Đến cả một con khỉ cũng hiểu được lệnh Git :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5:53:15.161281454</meta:creation-date>
    <dc:date>2020-07-14T15:53:49.191042007</dc:date>
    <meta:editing-duration>PT34S</meta:editing-duration>
    <meta:editing-cycles>1</meta:editing-cycles>
    <meta:document-statistic meta:table-count="0" meta:image-count="0" meta:object-count="0" meta:page-count="1" meta:paragraph-count="1" meta:word-count="11" meta:character-count="45" meta:non-whitespace-character-count="35"/>
    <meta:generator>LibreOffice/6.0.7.3$Linux_X86_64 LibreOffice_project/00m0$Build-3</meta:generator>
  </office:meta>
</office:document-meta>
</file>